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3" office:value-type="string">
            <text:p>Chapter Concepts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Chapter</text:p>
          </table:table-cell>
          <table:table-cell office:value-type="string">
            <text:p>Section</text:p>
          </table:table-cell>
          <table:table-cell table:number-columns-repeated="3"/>
          <table:table-cell office:value-type="string">
            <text:p>Co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arts of C Progr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#inclu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variables and litera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dentifi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Integer Data Typ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ch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strin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floating point typ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boolea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11">
            <text:p>11</text:p>
          </table:table-cell>
          <table:table-cell office:value-type="string">
            <text:p>sizeo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variable assign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scop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operato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constant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mathematical expression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mixing data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4">
            <text:p>4</text:p>
          </table:table-cell>
          <table:table-cell office:value-type="string">
            <text:p>underflow/overf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ype cas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6">
            <text:p>6</text:p>
          </table:table-cell>
          <table:table-cell office:value-type="string">
            <text:p>multiple assign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iomani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char and string obje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more ma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10">
            <text:p>10</text:p>
          </table:table-cell>
          <table:table-cell office:value-type="string">
            <text:p>hand tracing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lational operato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independent if single l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independent if multiple l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dependent i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nested constru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dependent i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fla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logical operato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9">
            <text:p>9</text:p>
          </table:table-cell>
          <table:table-cell office:value-type="string">
            <text:p>number ranges with logical operato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10">
            <text:p>10</text:p>
          </table:table-cell>
          <table:table-cell office:value-type="string">
            <text:p>men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validating user inp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comparing char/string strc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conditional opera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swi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block and scop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re/post increment/decre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hile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while loop valid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count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do wh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for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running to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sentinel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9">
            <text:p>9</text:p>
          </table:table-cell>
          <table:table-cell office:value-type="string">
            <text:p>which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nesting loop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data fi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break/continuatio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rototyp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4&amp;5</text:p>
          </table:table-cell>
          <table:table-cell office:value-type="string">
            <text:p>Pass by 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6&amp;7&amp;8</text:p>
          </table:table-cell>
          <table:table-cell office:value-type="string">
            <text:p>multiple returns/vo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Static loc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Defaulted Argu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Pass by refer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Overload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exi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string">
            <text:p>1 to 6</text:p>
          </table:table-cell>
          <table:table-cell office:value-type="string">
            <text:p>1 Dim Array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Parallel Array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Function Argu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2 Dim Array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office:value-type="string">
            <text:p>Func Args with 2Di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Vector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So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Vectors Search/Sor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3:2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10-31T08:04:54.62</meta:creation-date>
    <dc:date>2016-12-06T10:46:39.82</dc:date>
    <dc:creator>RCC RCCD</dc:creator>
    <meta:editing-duration>PT46M40S</meta:editing-duration>
    <meta:editing-cycles>8</meta:editing-cycles>
    <meta:generator>OpenOffice/4.1.2$Win32 OpenOffice.org_project/412m3$Build-9782</meta:generator>
    <meta:document-statistic meta:table-count="3" meta:cell-count="158" meta:object-count="0"/>
  </office:meta>
</office:document-meta>
</file>